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4" style:family="table-row">
      <style:table-row-properties style:min-row-height="0.0083in"/>
    </style:style>
    <style:style style:name="Table3.2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4">
            <text:p text:style-name="CI-T-Cidx">24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THIRS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HIRS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44" office:value-type="string">
            <text:p text:style-name="SK-T-L1">24004,2,24004</text:p>
          </table:table-cell>
          <table:table-cell table:style-name="Table3.A2" table:number-rows-spanned="23" office:value-type="string">
            <text:p text:style-name="SK-T-L2"><text:span text:style-name="SK-T-L2-C1">Thirst</text:span>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4006,3,2<text:soft-page-break/>4004</text:p>
          </table:table-cell>
          <table:table-cell table:style-name="Table3.A2" table:number-rows-spanned="3" office:value-type="string">
            <text:p text:style-name="SK-T-L2"><text:span text:style-name="SK-T-L2-C1">Thirst</text:span></text:p>
          </table:table-cell>
          <table:table-cell table:style-name="Table3.A2" table:number-rows-spanned="3" office:value-type="string">
            <text:p text:style-name="SK-T-L3">with aversion to drink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4008,3,24004</text:p>
          </table:table-cell>
          <table:table-cell table:style-name="Table3.A2" table:number-rows-spanned="5" office:value-type="string">
            <text:p text:style-name="SK-T-L2"><text:span text:style-name="SK-T-L2-C1">Thirst</text:span></text:p>
          </table:table-cell>
          <table:table-cell table:style-name="Table3.A2" table:number-rows-spanned="5" office:value-type="string">
            <text:p text:style-name="SK-T-L3">with the chil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4010,2,24010</text:p>
          </table:table-cell>
          <table:table-cell table:style-name="Table3.A2" table:number-rows-spanned="17" office:value-type="string">
            <text:p text:style-name="SK-T-L2"><text:span text:style-name="SK-T-L2-C1">absent</text:span>, aversion to water, fluids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4012,3,24010</text:p>
          </table:table-cell>
          <table:table-cell table:style-name="Table3.A2" table:number-rows-spanned="11" office:value-type="string">
            <text:p text:style-name="SK-T-L2"><text:span text:style-name="SK-T-L2-C1">absent</text:span></text:p>
          </table:table-cell>
          <table:table-cell table:style-name="Table3.A2" table:number-rows-spanned="11" office:value-type="string">
            <text:p text:style-name="SK-T-L3">during the hea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4014,2,24014</text:p>
          </table:table-cell>
          <table:table-cell table:style-name="Table3.A2" table:number-rows-spanned="9" office:value-type="string">
            <text:p text:style-name="SK-T-L2"><text:span text:style-name="SK-T-L2-C1">cold drinks</text:span>, for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401<text:soft-page-break/>6,2,24016</text:p>
          </table:table-cell>
          <table:table-cell table:style-name="Table3.A2" table:number-rows-spanned="9" office:value-type="string">
            <text:p text:style-name="SK-T-L2"><text:span text:style-name="SK-T-L2-C1">little and </text:span><text:soft-page-break/><text:span text:style-name="SK-T-L2-C1">often</text:span>, for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4018,2,24018</text:p>
          </table:table-cell>
          <table:table-cell table:style-name="Table3.A2" office:value-type="string">
            <text:p text:style-name="SK-T-L2"><text:span text:style-name="SK-T-L2-C1">much at a time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4020,2,24020</text:p>
          </table:table-cell>
          <table:table-cell table:style-name="Table3.A2" table:number-rows-spanned="9" office:value-type="string">
            <text:p text:style-name="SK-T-L2"><text:span text:style-name="SK-T-L2-C1">violent</text:span>, burn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Ver-a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7" meta:paragraph-count="291" meta:word-count="323" meta:character-count="1063"/>
    <dc:date>2012-09-12T21:22:44.43</dc:date>
    <meta:editing-duration>PT7M16S</meta:editing-duration>
    <meta:editing-cycles>1</meta:editing-cycles>
  </office:meta>
</office:document-meta>
</file>